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ffd6" officeooo:paragraph-rsid="0004ffd6"/>
    </style:style>
    <style:style style:name="P2" style:family="paragraph" style:parent-style-name="Standard">
      <style:text-properties officeooo:rsid="0004ffd6" officeooo:paragraph-rsid="0004ffd6"/>
    </style:style>
    <style:style style:name="P3" style:family="paragraph" style:parent-style-name="Standard">
      <style:text-properties officeooo:rsid="00063283" officeooo:paragraph-rsid="00063283"/>
    </style:style>
    <style:style style:name="P4" style:family="paragraph" style:parent-style-name="Standard">
      <style:text-properties officeooo:rsid="0006b090" officeooo:paragraph-rsid="0006b090"/>
    </style:style>
    <style:style style:name="P5" style:family="paragraph" style:parent-style-name="Standard">
      <style:text-properties officeooo:paragraph-rsid="0006b090"/>
    </style:style>
    <style:style style:name="T1" style:family="text">
      <style:text-properties officeooo:rsid="00051210"/>
    </style:style>
    <style:style style:name="T2" style:family="text">
      <style:text-properties officeooo:rsid="00053114"/>
    </style:style>
    <style:style style:name="T3" style:family="text">
      <style:text-properties officeooo:rsid="0006b09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rshamllow schema objasnjenje</text:p>
      <text:p text:style-name="P1"/>
      <text:p text:style-name="P1">Marshamllow sluzi da se lakse serializuje I deserializuju podaci u native python objekte. Load je deserializacija, dump serializacija, dumps radi sa string encode I bytes isto I loads. Radi lakseg razmislljanja sema se moze zamisliti kao jedan recnik. Sva native polja postoje treba da se importuje fields, Schemas da se nasledi klasa. Bazicno nije tesko dump load paziti dump ne baca resku ali load moze da stavi ValidationError. Moze se koristiit samo za validiranje metoda valdidate.</text:p>
      <text:p text:style-name="P1">Postoje funkcije preload predump postload I postdump preload je pre validate pa validiranje polja pa postload isto I za dump . Validacija moze biti odmah kada se stavi fields.String(validate = nesto)</text:p>
      <text:p text:style-name="P1">moze biti lista, nested, range min max itd. Moze kao eksterna funkcija da se prikazuje pa da se stavi u validate ili kao dekorator za neki field. write_only load_only read_only dump_only. Required itd.</text:p>
      <text:p text:style-name="P1">Mozemo da imamo nested fields.Nested I to mozemo zamisliti kao key: I onda jos jedan recnik.</text:p>
      <text:p text:style-name="P1">Jer jedna sema 1 recnik. <text:span text:style-name="T1">Isto validacija I ono preload I ostalo vazi za novu semu. Load dump default ima isto. Samo kada uvezujemo seme tj vise na vise ili vise na manje 1 na vise treba da pazimo samo da onu drugu semu kada stavimo u nested da izbacimo polaj koja su vezana za trenutnu, zbog cirkularnih zavisnosti. Moze fields.Nested(“shema”, Shema,”module.Shema”) itd. Za polje moze biti fja ili metoda odmah da se nesto odradi bez validacije ili tako nesto. Override field fje ili necega nasledjujemo fields.Filed ili sta vec prepisujemo mozmeo imati init ali moramo imati _serialize _deserialize. NestedNyKey posle inita uvek mozes videti sta si stavio jer za taj key dobijas recnik koji kasnije parsiras.</text:span><text:span text:style-name="T2">i tjt samo ponekad udjes u fju ako preposujes tj override pa malo dobijes na znadnje :D.</text:span></text:p>
      <text:p text:style-name="P1"/>
      <text:p text:style-name="P1"/>
      <text:p text:style-name="P3">Asyncio:</text:p>
      <text:p text:style-name="P3"/>
      <text:p text:style-name="P3">Kada koristimo samo korutine tada necemo imati konturentnost nego cemo samo da idemo jedan za drugim. Svaka korutina mora da se await inace ako se ne await nece se ni pozvati tj program ce samo nastaviti da radi. Da bi imali konkurentnost koristimo funkciju create_task() gde kreiramo task I kada im stavimo await ako ima neko cekanje on se proseldjuje na neki drugi task koji ce krenuti posle se svi ti taksovi await. Svaki task moze da se pita <text:s/>da li je done() result() itd sta nas zanima o tasku stack,exception itd. Taskove mozemo da grupisemo sa geather() I tu stavimo taskove, 2 argument ako je false ako neki tasko baci exception ostali taskovi ce nastaviti da se izvrsavaju, a ako je true onda ce se desiti to da ce nece podici error nego ce se u listu samo upisati exception. Postoje samo 2 izuzetka za cancle keyerror ctrl + c I exit tu se prekida I potrebno je bas nesto da bi prekinulo gether jako. Task moze biti cancle I tada se prekida, bulo da sam sebe cancle ili da ga neko drugi prekine. Da bi se zastitili koristimo asyncio shield gde se izuzetak CancleException izuzima a da bi se u potpunosti izbegla stavljamo je u try except. Takodje taskove mozemo da cekamo sa wait gde postoji neki timeotu I ako se prekoraci raise TimeoutException. with_for. Sad jedna kao 2 argument moze da prima 3 promendljive ge vraca prvi task zavrsen, prvi error ili sve zavrsene. Pokretanje async programa je asyncio.run(). Ako je bilo koja primitiva cancle svi taskovi ce biti cancel.</text:p>
      <text:p text:style-name="P3">Postoji fja to_thread gde ako imamo blokirajucu korutinu onda ona mesto da zauzme event_loop ona ce da kreira novi thread I da oslobodi da bi nastavili sa drugim taskovima.</text:p>
      <text:p text:style-name="P4">Kada imamo deadlock ili promenljivu koja je zavisna od taskova mozemo primenjivati sinhronizacione promenljive, kao sto su semafor, lock,barijera itd. Ali najbolje da ih koristimo uz kontekst await with lock: itd. Jer onda nas bas briga za acquire I za release. Kao subprocess imamo da mozemo da koristimo terminal kao nesto sto bi moglo kroz paralelu da se iskoristi. Imamo 3 strima strout,strin,strerr ako se uzme da su oni subprocess PIPE onda su to kao kroz terminal I mnogo je lakse. Ali zbog nekih thred problema najbolje da se kroisti fja communicate jer je ona thread safe. Create suboricess exce je isto sto I shell ali samo treba da se napravi koja komanda treba da se izvrsava. Konstanta subprocess.Stdout se krositi da se stderror prebaci na stdout.</text:p>
      <text:p text:style-name="P5"><text:soft-page-break/><text:span text:style-name="T3">Korutine communicate,wait ima retcode kao I communicate samo communicate vraca I tuple stdout,strerr ako je prosledjeno nesto </text:span></text:p>
      <text:p text:style-name="P4">await process.stdout.read().</text:p>
      <text:p text:style-name="P4">Posojanje queue gde moze bilo sta da se stavi ali imamo get() gde je ova fja blokirajuca ceka se da se nesto set dog wait_not baci error ako je prazan queue. Isto vazi I za set ona je blokirajuca doke je set_not ne blokirajuca fja. Postoje fje full empty takodje fja join da li su svi taskovi sa queue odradjeni I task_done koji zajedno sa join predstavlaj neki counter koji se smanjuje svaki taks_done I tako ceka da se izvrsi sve. To je to uglavnom za asyncio :D. RESENO.</text:p>
      <text:p text:style-name="P4"/>
      <text:p text:style-name="P4">PYTEST :D</text:p>
      <text:p text:style-name="P4"/>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28T17:14:33.745011536</meta:creation-date>
    <dc:date>2023-04-09T19:11:12.805630408</dc:date>
    <meta:editing-duration>PT16M5S</meta:editing-duration>
    <meta:editing-cycles>2</meta:editing-cycles>
    <meta:generator>LibreOffice/6.4.7.2$Linux_X86_64 LibreOffice_project/40$Build-2</meta:generator>
    <meta:document-statistic meta:table-count="0" meta:image-count="0" meta:object-count="0" meta:page-count="2" meta:paragraph-count="14" meta:word-count="822" meta:character-count="4866" meta:non-whitespace-character-count="4056"/>
  </office:meta>
</office:document-meta>
</file>